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4c5df"/>
    </style:style>
    <style:style style:name="P2" style:family="paragraph" style:parent-style-name="Text_20_body">
      <style:text-properties officeooo:paragraph-rsid="00102261"/>
    </style:style>
    <style:style style:name="P3" style:family="paragraph" style:parent-style-name="Text_20_body">
      <style:text-properties officeooo:paragraph-rsid="00109c8c"/>
    </style:style>
    <style:style style:name="P4" style:family="paragraph" style:parent-style-name="Text_20_body">
      <style:text-properties officeooo:paragraph-rsid="0013a867"/>
    </style:style>
    <style:style style:name="P5" style:family="paragraph" style:parent-style-name="Text_20_body">
      <style:text-properties officeooo:paragraph-rsid="001512af"/>
    </style:style>
    <style:style style:name="P6" style:family="paragraph" style:parent-style-name="Text_20_body">
      <style:text-properties officeooo:paragraph-rsid="0018af0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Preformatted_20_Text">
      <style:text-properties officeooo:paragraph-rsid="00109c8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text-properties officeooo:rsid="001d1da4" officeooo:paragraph-rsid="001d1da4"/>
    </style:style>
    <style:style style:name="P11" style:family="paragraph" style:parent-style-name="Text_20_body">
      <style:text-properties officeooo:rsid="001d1da4" officeooo:paragraph-rsid="001dc3a6"/>
    </style:style>
    <style:style style:name="P12" style:family="paragraph" style:parent-style-name="Text_20_body">
      <style:text-properties officeooo:paragraph-rsid="001dc3a6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1a1a1a" style:font-name="Merriweather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1a1a1a" style:font-name="Merriweather" fo:font-size="12pt" fo:letter-spacing="normal" fo:font-style="italic" fo:font-weight="bold"/>
    </style:style>
    <style:style style:name="T4" style:family="text">
      <style:text-properties fo:font-variant="normal" fo:text-transform="none" fo:color="#007acc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1dc3a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redthunder.blog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mg"/><text:bookmark text:name="thumbnail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P7"/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list xml:id="list2551880426" text:style-name="L1">
                    <text:list-item>
                      <text:p text:style-name="P13"><text:span text:style-name="T2">Download open source SOAPUI – </text:span><text:a xlink:type="simple" xlink:href="https://www.soapui.org/downloads/latest-release.html" text:style-name="Internet_20_link" text:visited-style-name="Visited_20_Internet_20_Link"><text:span text:style-name="T4">https://www.soapui.org/downloads/latest-release.html</text:span></text:a></text:p>
                    </text:list-item>
                    <text:list-item>
                      <text:p text:style-name="P14">Select “Linux Installer (64-bit)” – Adjust accordingly.</text:p>
                    </text:list-item>
                    <text:list-item>
                      <text:p text:style-name="P14">Click on Download.</text:p>
                    </text:list-item>
                    <text:list-item>
                      <text:p text:style-name="P15"><text:span text:style-name="T2">Once it is download, </text:span><text:span text:style-name="Strong_20_Emphasis"><text:span text:style-name="Emphasis"><text:span text:style-name="T3">chmod 755 SoapUI-x64-5.2.1.sh</text:span></text:span></text:span></text:p>
                    </text:list-item>
                    <text:list-item>
                      <text:p text:style-name="P15"><text:span text:style-name="T2">Then run it: </text:span><text:span text:style-name="Strong_20_Emphasis"><text:span text:style-name="Emphasis"><text:span text:style-name="T3">./SoapUI-x64-5.2.1.sh</text:span></text:span></text:span></text:p>
                    </text:list-item>
                    <text:list-item>
                      <text:p text:style-name="P14">A pop-up will open. Accept all the defaults and follow the wizard to get it installed.</text:p>
                    </text:list-item>
                    <text:list-item>
                      <text:p text:style-name="P15"><text:span text:style-name="T2">It will be installed by default under: </text:span><text:span text:style-name="Strong_20_Emphasis"><text:span text:style-name="Emphasis"><text:span text:style-name="T3">$HOME/SmartBear/SoapUI-5.2.1/bin/SoapUI-5.2.1</text:span></text:span></text:span></text:p>
                    </text:list-item>
                    <text:list-item>
                      <text:p text:style-name="P15"><text:span text:style-name="T2">Select to open it at the end or double click the “</text:span><text:span text:style-name="Strong_20_Emphasis"><text:span text:style-name="Emphasis"><text:span text:style-name="T3">SoapUI 5.2.1.desktop</text:span></text:span></text:span><text:span text:style-name="T2">” icon at the Desktop.</text:span></text:p>
                    </text:list-item>
                  </text:list>
                  <text:p text:style-name="Table_20_Contents"/>
                </table:table-cell>
              </table:table-row>
            </table:table>
            <text:p text:style-name="P1"/>
            <text:p text:style-name="P1">4. Difference between SoapUI Open Source and Paid versions</text:p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5">Step 2 : Install SoapUI </text:p>
            <text:p text:style-name="P5"><text:soft-page-break/></text:p>
            <text:p text:style-name="P5">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<text:bookmark-start text:name="__DdeLink__1566_1340236242"/> <text:a xlink:type="simple" xlink:href="http://youtube.com/automationstepbystep" text:style-name="Internet_20_link" text:visited-style-name="Visited_20_Internet_20_Link">http://youtube.com/automationstepbystep</text:a><text:bookmark-end text:name="__DdeLink__1566_1340236242"/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><text:bookmark text:name="progress"/></text:p>
            </text:section>
          </text:section>
        </text:section>
      </text:section>
      <text:section text:style-name="Sect1" text:name="Section1">
        <text:section text:style-name="Sect1" text:name="Section2"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video-title1"/><text:bookmark text:name="meta"/>SoapUI Beginner Tutorial 2 - SoapUI Features and GUI </text:h>
          <text:section text:style-name="Sect1" text:name="Section7">
            <text:p text:style-name="P2"><text:bookmark text:name="metadata"/>Today we will learn: </text:p>
            <text:p text:style-name="P2">1. GUI components of SoapUI</text:p>
            <text:p text:style-name="P2">2. Menu and Icons</text:p>
            <text:p text:style-name="P2">3. Configurations Cross-platform tool Built entirely over Java platform uses Swing for GUI Project - Test Suite - Test Case - Test Step Project Navigator Request Editor Response Editor Sample REST URI - <text:a xlink:type="simple" xlink:href="https://www.youtube.com/redirect?q=http%3A%2F%2Fthomas-bayer.com%2Fsqlrest%2FCUSTOMER%2F10&amp;v=9njtJvyYpdg&amp;event=video_description&amp;redir_token=UhsVe2wjXpg1KTCw5uheEPcUPTx8MTU0MTU5OTY3NUAxNTQxNTEzMjc1" text:style-name="Internet_20_link" text:visited-style-name="Visited_20_Internet_20_Link">http://thomas-bayer.com/sqlrest/CUSTO...</text:a></text:p>
          </text:section>
        </text:section>
      </text:section>
      <text:section text:style-name="Sect1" text:name="Section14">
        <text:section text:style-name="Sect1" text:name="Section15"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9">
          <text:h text:style-name="Heading_20_3" text:outline-level="3"><text:bookmark text:name="video-title2"/><text:bookmark text:name="meta1"/>SoapUI Beginner Tutorial 3 - First SoapUI Project | SOAP | How to create Project in SoapUI </text:h>
          <text:section text:style-name="Sect1" text:name="Section20">
            <text:p text:style-name="P2"><text:bookmark text:name="metadata1"/>Today we will learn: 1. How to create a SOAP API Project </text:p>
            <text:p text:style-name="P2">2. How to add WSDL</text:p>
            <text:p text:style-name="P2">3. How to create Test Suite - Test Cases </text:p>
            <text:p text:style-name="P2">4. How to add Assertions </text:p>
            <text:p text:style-name="P2">5. Run Test Step - Test Case - Test Suite</text:p>
            <text:p text:style-name="P2">6. How to run in sequence and in parallel </text:p>
            <text:p text:style-name="P2">7. How to create API Documentation WSDL - <text:a xlink:type="simple" xlink:href="http://webservices.oorsprong.org/webs" text:style-name="Internet_20_link" text:visited-style-name="Visited_20_Internet_20_Link">http://webservices.oorsprong.org/webs</text:a><text:a xlink:type="simple" xlink:href="https://www.youtube.com/redirect?v=h54HqkSp4jg&amp;event=video_description&amp;q=http%3A%2F%2Fwebservices.oorsprong.org%2Fwebsamples.countryinfo%2FCountryInfoService.wso%3Fwsdl&amp;redir_token=uWQmbY42l-riaI2QsFsEM21F6p98MTU0MTYwMDI4OEAxNTQxNTEzODg4" text:style-name="Internet_20_link" text:visited-style-name="Visited_20_Internet_20_Link">...</text:a></text:p>
            <text:p text:style-name="Text_20_body"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      <text:p text:style-name="Text_20_body"/>
          </text:section>
        </text:section>
      </text:section>
      <text:section text:style-name="Sect1" text:name="Section27">
        <text:section text:style-name="Sect1" text:name="Section28"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text:bookmark text:name="meta2"/><text:bookmark text:name="video-title3"/><text:s text:c="4"/>SoapUI Beginner Tutorial 4 - First SoapUI Project | REST </text:p>
        </text:section>
        <text:section text:style-name="Sect1" text:name="Section32">
          <text:section text:style-name="Sect1" text:name="Section33">
            <text:p text:style-name="P3"><text:bookmark text:name="metadata2"/><text:soft-page-break/>Today we will learn: </text:p>
            <text:p text:style-name="P3">1. Create a REST Project</text:p>
            <text:p text:style-name="P3">2. Add a REST request</text:p>
            <text:p text:style-name="P3">3. How to add request parameters</text:p>
            <text:p text:style-name="P3">4. Create a Test Case</text:p>
            <text:p text:style-name="P3">5. Add assertions</text:p>
            <text:p text:style-name="P3">6. Run and Validate</text:p>
            <text:p text:style-name="P3"/>
            <text:p text:style-name="P8"><text:span text:style-name="Source_20_Text">https://restcountries.eu/rest/v2/all</text:span></text:p>
            <text:p text:style-name="P3"/>
            <text:p text:style-name="P3"/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img4"/><text:bookmark text:name="thumbnail4"/><text:bookmark text:name="content3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video-title4"/><text:bookmark text:name="meta3"/>SoapUI Beginner Tutorial 5 - How to use PROPERTIES </text:h>
          <text:section text:style-name="Sect1" text:name="Section46">
            <text:p text:style-name="P9"><text:span text:style-name="Source_20_Text">https://restcountries.eu/rest/v2/all</text:span></text:p>
            <text:p text:style-name="Text_20_body"><text:bookmark text:name="metadata3"/></text:p>
            <text:section text:style-name="Sect1" text:name="Section47">
              <text:p text:style-name="P4"><text:bookmark text:name="byline-container3"/>1. What is property in soapui</text:p>
              <text:p text:style-name="P4">2. Why do we use it</text:p>
              <text:p text:style-name="P4">3. How to create properties at different levels 4</text:p>
              <text:p text:style-name="P12">. How to refer properties Properties can be used as variables to store values that can be referred in testing Properties can be accessed at following levels: </text:p>
              <text:p text:style-name="P12"/>
              <text:p text:style-name="P12">Project - ${<text:a xlink:type="simple" xlink:href="https://www.youtube.com/results?search_query=%23Project" text:style-name="Internet_20_link" text:visited-style-name="Visited_20_Internet_20_Link">#Project</text:a><text:a xlink:type="simple" xlink:href="https://www.youtube.com/results?search_query=%23PropertyName" text:style-name="Internet_20_link" text:visited-style-name="Visited_20_Internet_20_Link">#PropertyName</text:a>} </text:p>
              <text:p text:style-name="P12"><text:soft-page-break/>TestSuite - ${<text:a xlink:type="simple" xlink:href="https://www.youtube.com/results?search_query=%23TestSuite" text:style-name="Internet_20_link" text:visited-style-name="Visited_20_Internet_20_Link">#TestSuit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Case - ${<text:a xlink:type="simple" xlink:href="https://www.youtube.com/results?search_query=%23TestCase" text:style-name="Internet_20_link" text:visited-style-name="Visited_20_Internet_20_Link">#TestCas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Step- ${TestStepName<text:a xlink:type="simple" xlink:href="https://www.youtube.com/results?search_query=%23PropertyName" text:style-name="Internet_20_link" text:visited-style-name="Visited_20_Internet_20_Link">#PropertyName</text:a>}</text:p>
              <text:p text:style-name="P12">System - ${<text:a xlink:type="simple" xlink:href="https://www.youtube.com/results?search_query=%23System" text:style-name="Internet_20_link" text:visited-style-name="Visited_20_Internet_20_Link">#System</text:a><text:a xlink:type="simple" xlink:href="https://www.youtube.com/results?search_query=%23PropertyName" text:style-name="Internet_20_link" text:visited-style-name="Visited_20_Internet_20_Link">#PropertyName</text:a>}</text:p>
              <text:p text:style-name="P12">Env - ${<text:a xlink:type="simple" xlink:href="https://www.youtube.com/results?search_query=%23Env" text:style-name="Internet_20_link" text:visited-style-name="Visited_20_Internet_20_Link">#Env</text:a><text:a xlink:type="simple" xlink:href="https://www.youtube.com/results?search_query=%23PropertyName" text:style-name="Internet_20_link" text:visited-style-name="Visited_20_Internet_20_Link">#PropertyName</text:a>} </text:p>
              <text:p text:style-name="P12">Global - ${<text:a xlink:type="simple" xlink:href="https://www.youtube.com/results?search_query=%23Global" text:style-name="Internet_20_link" text:visited-style-name="Visited_20_Internet_20_Link">#Global</text:a><text:a xlink:type="simple" xlink:href="https://www.youtube.com/results?search_query=%23PropertyName" text:style-name="Internet_20_link" text:visited-style-name="Visited_20_Internet_20_Link">#PropertyName</text:a>} 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P10"><text:bookmark text:name="additional-metadata-line3"/>Log.infor “hello World...”</text:p>
            <text:p text:style-name="P10">def name<text:span text:style-name="T5">1</text:span>= context.expand(‘${#CountryName#Name}’) </text:p>
            <text:p text:style-name="P11">def name<text:span text:style-name="T5">2</text:span>= context.expand(‘${#<text:span text:style-name="T5">Sustem</text:span>#<text:span text:style-name="T5">User.home</text:span>}’) </text:p>
            <text:p text:style-name="P11">def name<text:span text:style-name="T5">3</text:span>= context.expand(‘${#<text:span text:style-name="T5">Env</text:span>#<text:span text:style-name="T5">MAVEN_HOME</text:span>}’) </text:p>
            <text:p text:style-name="P10">log.info (“Property name is <text:s/>: <text:s/>“+ name);</text:p>
            <text:p text:style-name="P10"/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img5"/><text:bookmark text:name="thumbnail5"/><text:bookmark text:name="content4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video-title5"/><text:bookmark text:name="meta4"/>SoapUI Beginner Tutorial 6 - How to Get and Set Properties through GROOVY scripts </text:h>
          <text:section text:style-name="Sect1" text:name="Section59">
            <text:p text:style-name="P6"><text:bookmark text:name="metadata4"/>Today we will learn: </text:p>
            <text:p text:style-name="P6">1. How to get property</text:p>
            <text:p text:style-name="P6">2. How to set property</text:p>
            <text:p text:style-name="P6">3. How to add property</text:p>
            <text:p text:style-name="P6">4. How to remove property</text:p>
            <text:p text:style-name="P6">5. How to loop through all properties</text:p>
            <text:p text:style-name="P6">References <text:a xlink:type="simple" xlink:href="https://www.youtube.com/redirect?v=lUxvIxQnqjc&amp;redir_token=swObuK6pa7F2K2k-ZZ2hUN1BNFB8MTU0MTYxNzA4OEAxNTQxNTMwNjg4&amp;event=video_description&amp;q=https%3A%2F%2Fwww.soapui.org%2Fscripting-properties%2Ftips-tricks.html" text:style-name="Internet_20_link" text:visited-style-name="Visited_20_Internet_20_Link">https://www.soapui.org/scripting-prop...</text:a> </text:p>
            <text:p text:style-name="P6">Notes </text:p>
            <text:p text:style-name="P6"><text:soft-page-break/>// Get and Set Property //Project testRunner.testCase.testSuite.project.getPropertyValue("Name") testRunner.testCase.testSuite.project.setPropertyValue("Name","I am in Project") </text:p>
            <text:p text:style-name="P6">//TestSuite testRunner.testCase.testSuite.getPropertyValue("Name") testRunner.testCase.testSuite.setPropertyValue("Name","I am in TestSuite") </text:p>
            <text:p text:style-name="P6"><text:soft-page-break/>//TestCase testRunner.testCase.getPropertyValue("Name") testRunner.testCase.setPropertyValue("Name","I am in TestCase") </text:p>
            <text:p text:style-name="P6">//TestStep testRunner.testCase.getTestStepByName("CountryCodes").getPropertyValue("Name") testRunner.testCase.getTestStepByName("CountryCodes").setPropertyValue("Name","I am in Test Step") </text:p>
            <text:p text:style-name="P6">//Global com.eviware.soapui.SoapUI.globalProperties.getPropertyValue( "Name") com.eviware.soapui.SoapUI.globalProperties.setPropertyValue( "Name","I am in Global Prop" ) </text:p>
            <text:p text:style-name="P6">// Add Property testRunner.testCase.testSuite.project.addProperty("DOB") </text:p>
            <text:p text:style-name="P6">// Remove property //Project testRunner.testCase.testSuite.project.removeProperty("Name"); //TestSuite testRunner.testCase.testSuite.removeProperty("Name") </text:p>
            <text:p text:style-name="P6">// Loop through properties testRunner.testCase.properties.each { key,value - log.info (testRunner.testCase.getPropertyValue(key)) //log.info (key+" - "+value) } </text:p>
            <text:section text:style-name="Sect1" text:name="Section60">
              <text:p text:style-name="Text_20_body"><text:bookmark text:name="byline-container4"/></text:p>
              <text:section text:style-name="Sect1" text:name="Section61">
                <text:p text:style-name="Text_20_body"><text:bookmark text:name="byline-inner-container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62">
              <text:p text:style-name="Text_20_body"><text:bookmark text:name="metadata-line4"/></text:p>
            </text:section>
          </text:section>
          <text:section text:style-name="Sect1" text:name="Section63">
            <text:p text:style-name="Text_20_body"><text:bookmark text:name="additional-metadata-line4"/></text:p>
          </text:section>
        </text:section>
        <text:section text:style-name="Sect1" text:name="Section64">
          <text:p text:style-name="Standard"><text:bookmark text:name="offer-button4"/></text:p>
        </text:section>
      </text:section>
      <text:section text:style-name="Sect1" text:name="Section65">
        <text:p text:style-name="Standard"><text:bookmark text:name="menu4"/></text:p>
      </text:section>
      <text:section text:style-name="Sect1" text:name="Section66">
        <text:p text:style-name="Standard"><text:bookmark text:name="img6"/><text:bookmark text:name="thumbnail6"/><text:bookmark text:name="content5"/><text:a xlink:type="simple" xlink:href="https://www.youtube.com/watch?v=GSAt7YOvjbY&amp;list=PLhW3qG5bs-L-Bt9T_bnyflQ0Te4VgFhKF&amp;t=0s&amp;index=8" text:style-name="Internet_20_link" text:visited-style-name="Visited_20_Internet_20_Link"><text:s/></text:a></text:p>
        <text:section text:style-name="Sect1" text:name="Section67">
          <text:p text:style-name="Standard"><text:bookmark text:name="overlays5"/></text:p>
          <text:section text:style-name="Sect1" text:name="Section68">
            <text:p text:style-name="Standard"><text:bookmark text:name="progress5"/></text:p>
          </text:section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video-title6"/><text:bookmark text:name="meta5"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Text_20_body"><text:bookmark text:name="byline-container5"/></text:p>
              <text:section text:style-name="Sect1" text:name="Section74">
                <text:p text:style-name="Text_20_body"><text:bookmark text:name="byline-inner-container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75">
              <text:p text:style-name="Text_20_body"><text:bookmark text:name="metadata-line5"/></text:p>
            </text:section>
          </text:section>
          <text:section text:style-name="Sect1" text:name="Section76">
            <text:p text:style-name="Text_20_body"><text:bookmark text:name="additional-metadata-line5"/></text:p>
          </text:section>
        </text:section>
        <text:section text:style-name="Sect1" text:name="Section77">
          <text:p text:style-name="Standard"><text:bookmark text:name="offer-button5"/></text:p>
        </text:section>
      </text:section>
      <text:section text:style-name="Sect1" text:name="Section78">
        <text:p text:style-name="Standard"><text:bookmark text:name="menu5"/></text:p>
      </text:section>
      <text:section text:style-name="Sect1" text:name="Section79">
        <text:p text:style-name="Standard"><text:bookmark text:name="img7"/><text:bookmark text:name="thumbnail7"/><text:bookmark text:name="content6"/><text:a xlink:type="simple" xlink:href="https://www.youtube.com/watch?v=GQKPClA1kBE&amp;list=PLhW3qG5bs-L-Bt9T_bnyflQ0Te4VgFhKF&amp;t=0s&amp;index=9" text:style-name="Internet_20_link" text:visited-style-name="Visited_20_Internet_20_Link"><text:s/></text:a></text:p>
        <text:section text:style-name="Sect1" text:name="Section80">
          <text:p text:style-name="Standard"><text:bookmark text:name="overlays6"/></text:p>
          <text:section text:style-name="Sect1" text:name="Section81">
            <text:p text:style-name="Standard"><text:bookmark text:name="progress6"/></text:p>
          </text:section>
          <text:p text:style-name="Standard"><text:a xlink:type="simple" xlink:href="https://www.youtube.com/watch?v=GQKPClA1kBE&amp;list=PLhW3qG5bs-L-Bt9T_bnyflQ0Te4VgFhKF&amp;t=0s&amp;index=9" text:style-name="Internet_20_link" text:visited-style-name="Visited_20_Internet_20_Link">22:18 </text:a></text:p>
        </text:section>
        <text:section text:style-name="Sect1" text:name="Section82">
          <text:p text:style-name="Standard"><text:bookmark text:name="mouseover-overlay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3">
          <text:p text:style-name="Standard"><text:bookmark text:name="hover-overlays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4">
          <text:h text:style-name="Heading_20_3" text:outline-level="3"><text:bookmark text:name="video-title7"/><text:bookmark text:name="meta6"/>SoapUI Beginner Tutorial 8 - GROOVY Scripting in SoapUI | Getting Started </text:h>
          <text:section text:style-name="Sect1" text:name="Section85">
            <text:p text:style-name="Text_20_body"><text:bookmark text:name="metadata6"/></text:p>
            <text:section text:style-name="Sect1" text:name="Section86">
              <text:p text:style-name="Text_20_body"><text:bookmark text:name="byline-container6"/></text:p>
              <text:section text:style-name="Sect1" text:name="Section87">
                <text:p text:style-name="Text_20_body"><text:bookmark text:name="byline-inner-container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88">
              <text:p text:style-name="Text_20_body"><text:bookmark text:name="metadata-line6"/></text:p>
            </text:section>
          </text:section>
          <text:section text:style-name="Sect1" text:name="Section89">
            <text:p text:style-name="Text_20_body"><text:bookmark text:name="additional-metadata-line6"/></text:p>
          </text:section>
        </text:section>
        <text:section text:style-name="Sect1" text:name="Section90">
          <text:p text:style-name="Standard"><text:bookmark text:name="offer-button6"/></text:p>
        </text:section>
      </text:section>
      <text:section text:style-name="Sect1" text:name="Section91">
        <text:p text:style-name="Standard"><text:bookmark text:name="menu6"/></text:p>
      </text:section>
      <text:section text:style-name="Sect1" text:name="Section92">
        <text:p text:style-name="Standard"><text:bookmark text:name="img8"/><text:bookmark text:name="thumbnail8"/><text:bookmark text:name="content7"/><text:a xlink:type="simple" xlink:href="https://www.youtube.com/watch?v=3PlXWtTswug&amp;list=PLhW3qG5bs-L-Bt9T_bnyflQ0Te4VgFhKF&amp;t=0s&amp;index=10" text:style-name="Internet_20_link" text:visited-style-name="Visited_20_Internet_20_Link"><text:s/></text:a></text:p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/text:p>
        </text:section>
        <text:section text:style-name="Sect1" text:name="Section96">
          <text:h text:style-name="Heading_20_3" text:outline-level="3"><text:bookmark text:name="video-title8"/><text:bookmark text:name="meta7"/>SoapUI Beginner Tutorial 9 - How to run a Request | from GUI, Groovy and Command Line </text:h>
          <text:section text:style-name="Sect1" text:name="Section97">
            <text:p text:style-name="Text_20_body"><text:bookmark text:name="metadata7"/>Today we will learn: 1. How to run a request or step from GUI 2. How to run a request or step from Groovy 3. Options for command line runs Useful TIPS //Groovy - run request from same TestCase def status = testRunner.runTestStepByName("TestStepName") def result = status.getStatus().toString(); log.info (" ---- "+result) //Groovy - run request from another TestCase or TestSuite project = testRunner.testCase.testSuite.project ; tcase = project.testSuites["TestSuiteName"].testCases["TestCaseName"] ; tstep = tcase.getTestStepByName("TestStepName"); def status = tstep.run(testRunner, context) def result = status.getStatus().toString(); log.info (" ---- "+result) 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>https://www.soapui.org/docs/functiona...</text:a></text:p>
            <text:section text:style-name="Sect1" text:name="Section98">
              <text:p text:style-name="Text_20_body"><text:bookmark text:name="byline-container7"/></text:p>
              <text:section text:style-name="Sect1" text:name="Section99">
                <text:p text:style-name="Text_20_body"><text:bookmark text:name="byline-inner-container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00">
              <text:p text:style-name="Text_20_body"><text:bookmark text:name="metadata-line7"/></text:p>
            </text:section>
          </text:section>
          <text:section text:style-name="Sect1" text:name="Section101">
            <text:p text:style-name="Text_20_body"><text:bookmark text:name="additional-metadata-line7"/></text:p>
          </text:section>
        </text:section>
        <text:section text:style-name="Sect1" text:name="Section102">
          <text:p text:style-name="Standard"><text:bookmark text:name="offer-button7"/></text:p>
        </text:section>
      </text:section>
      <text:section text:style-name="Sect1" text:name="Section103">
        <text:p text:style-name="Standard"><text:bookmark text:name="menu7"/></text:p>
      </text:section>
      <text:section text:style-name="Sect1" text:name="Section104">
        <text:p text:style-name="Standard"><text:bookmark text:name="img9"/><text:bookmark text:name="thumbnail9"/><text:bookmark text:name="content8"/><text:a xlink:type="simple" xlink:href="https://www.youtube.com/watch?v=nSvCa_Dyf0w&amp;list=PLhW3qG5bs-L-Bt9T_bnyflQ0Te4VgFhKF&amp;t=605s&amp;index=11" text:style-name="Internet_20_link" text:visited-style-name="Visited_20_Internet_20_Link"><text:s/></text:a></text:p>
        <text:section text:style-name="Sect1" text:name="Section105">
          <text:p text:style-name="Standard"><text:bookmark text:name="overlays8"/></text:p>
          <text:section text:style-name="Sect1" text:name="Section106">
            <text:p text:style-name="Standard"><text:bookmark text:name="progress7"/></text:p>
          </text:section>
          <text:p text:style-name="Standard"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7">
          <text:p text:style-name="Standard"><text:bookmark text:name="mouseover-overlay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8">
          <text:p text:style-name="Standard"><text:bookmark text:name="hover-overlays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9">
          <text:h text:style-name="Heading_20_3" text:outline-level="3"><text:bookmark text:name="video-title9"/><text:bookmark text:name="meta8"/><text:soft-page-break/>SoapUI Beginner Tutorial 10 - How to run a Test Case - from GUI, Groovy and Command Line </text:h>
          <text:section text:style-name="Sect1" text:name="Section110">
            <text:p text:style-name="Text_20_body"><text:bookmark text:name="metadata8"/></text:p>
            <text:section text:style-name="Sect1" text:name="Section111">
              <text:p text:style-name="Text_20_body"><text:bookmark text:name="byline-container8"/></text:p>
              <text:section text:style-name="Sect1" text:name="Section112">
                <text:p text:style-name="Text_20_body"><text:bookmark text:name="byline-inner-container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13">
              <text:p text:style-name="Text_20_body"><text:bookmark text:name="metadata-line8"/></text:p>
            </text:section>
          </text:section>
          <text:section text:style-name="Sect1" text:name="Section114">
            <text:p text:style-name="Text_20_body"><text:bookmark text:name="additional-metadata-line8"/></text:p>
          </text:section>
        </text:section>
        <text:section text:style-name="Sect1" text:name="Section115">
          <text:p text:style-name="Standard"><text:bookmark text:name="offer-button8"/></text:p>
        </text:section>
      </text:section>
      <text:section text:style-name="Sect1" text:name="Section116">
        <text:p text:style-name="Standard"><text:bookmark text:name="menu8"/></text:p>
      </text:section>
      <text:section text:style-name="Sect1" text:name="Section117">
        <text:p text:style-name="Standard"><text:bookmark text:name="img10"/><text:bookmark text:name="thumbnail10"/><text:bookmark text:name="content9"/><text:a xlink:type="simple" xlink:href="https://www.youtube.com/watch?v=70kizpoOMNk&amp;list=PLhW3qG5bs-L-Bt9T_bnyflQ0Te4VgFhKF&amp;t=0s&amp;index=12" text:style-name="Internet_20_link" text:visited-style-name="Visited_20_Internet_20_Link"><text:s/></text:a></text:p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video-title10"/><text:bookmark text:name="meta9"/>SoapUI Beginner Tutorial 11 - How to run a Test Suite - From GUI, Groovy and Command Line </text:h>
          <text:section text:style-name="Sect1" text:name="Section122">
            <text:p text:style-name="Text_20_body"><text:bookmark text:name="metadata9"/></text:p>
            <text:section text:style-name="Sect1" text:name="Section123">
              <text:p text:style-name="Text_20_body"><text:bookmark text:name="byline-container9"/></text:p>
              <text:section text:style-name="Sect1" text:name="Section124">
                <text:p text:style-name="Text_20_body"><text:bookmark text:name="byline-inner-container9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25">
              <text:p text:style-name="Text_20_body"><text:bookmark text:name="metadata-line9"/></text:p>
            </text:section>
          </text:section>
          <text:section text:style-name="Sect1" text:name="Section126">
            <text:p text:style-name="Text_20_body"><text:bookmark text:name="additional-metadata-line9"/></text:p>
          </text:section>
        </text:section>
        <text:section text:style-name="Sect1" text:name="Section127">
          <text:p text:style-name="Standard"><text:bookmark text:name="offer-button9"/></text:p>
        </text:section>
      </text:section>
      <text:section text:style-name="Sect1" text:name="Section128">
        <text:p text:style-name="Standard"><text:bookmark text:name="menu9"/></text:p>
      </text:section>
      <text:section text:style-name="Sect1" text:name="Section129">
        <text:p text:style-name="Standard"><text:bookmark text:name="img11"/><text:bookmark text:name="thumbnail11"/><text:bookmark text:name="content10"/><text:a xlink:type="simple" xlink:href="https://www.youtube.com/watch?v=oECwzewhVSA&amp;list=PLhW3qG5bs-L-Bt9T_bnyflQ0Te4VgFhKF&amp;t=0s&amp;index=13" text:style-name="Internet_20_link" text:visited-style-name="Visited_20_Internet_20_Link"><text:s/></text:a></text:p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video-title11"/><text:bookmark text:name="meta10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img12"/><text:bookmark text:name="thumbnail12"/><text:bookmark text:name="content11"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<text:soft-page-break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video-title12"/><text:bookmark text:name="meta11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img13"/><text:bookmark text:name="thumbnail13"/><text:bookmark text:name="content12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video-title13"/><text:bookmark text:name="meta12"/>SoapUI Beginner Tutorial 14 - How to create SetUp and TearDown in SoapUI </text:h>
          <text:section text:style-name="Sect1" text:name="Section158">
            <text:p text:style-name="Text_20_body"><text:bookmark text:name="metadata12"/></text:p>
            <text:section text:style-name="Sect1" text:name="Section159">
              <text:p text:style-name="Text_20_body"><text:bookmark text:name="byline-container12"/></text:p>
              <text:section text:style-name="Sect1" text:name="Section160">
                <text:p text:style-name="Text_20_body"><text:bookmark text:name="byline-inner-container1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61">
              <text:p text:style-name="Text_20_body"><text:bookmark text:name="metadata-line12"/></text:p>
            </text:section>
          </text:section>
          <text:section text:style-name="Sect1" text:name="Section162">
            <text:p text:style-name="Text_20_body"><text:bookmark text:name="additional-metadata-line12"/></text:p>
          </text:section>
        </text:section>
        <text:section text:style-name="Sect1" text:name="Section163">
          <text:p text:style-name="Standard"><text:bookmark text:name="offer-button12"/></text:p>
        </text:section>
      </text:section>
      <text:section text:style-name="Sect1" text:name="Section164">
        <text:p text:style-name="Standard"><text:bookmark text:name="menu12"/></text:p>
      </text:section>
      <text:section text:style-name="Sect1" text:name="Section165">
        <text:p text:style-name="Standard"><text:bookmark text:name="img14"/><text:bookmark text:name="thumbnail14"/><text:bookmark text:name="content13"/><text:a xlink:type="simple" xlink:href="https://www.youtube.com/watch?v=yALnTIF4fmQ&amp;list=PLhW3qG5bs-L-Bt9T_bnyflQ0Te4VgFhKF&amp;t=0s&amp;index=16" text:style-name="Internet_20_link" text:visited-style-name="Visited_20_Internet_20_Link"><text:s/></text:a></text:p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video-title14"/><text:bookmark text:name="meta13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text:soft-page-break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img15"/><text:bookmark text:name="thumbnail15"/><text:bookmark text:name="content14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video-title15"/><text:bookmark text:name="meta14"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img16"/><text:bookmark text:name="thumbnail16"/><text:bookmark text:name="content15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video-title16"/><text:bookmark text:name="meta15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/text:p>
      </text:section>
      <text:section text:style-name="Sect1" text:name="Section201">
        <text:p text:style-name="Standard"><text:bookmark text:name="img17"/><text:bookmark text:name="thumbnail17"/><text:bookmark text:name="content16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video-title17"/><text:bookmark text:name="meta16"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text:soft-page-break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img18"/><text:bookmark text:name="thumbnail18"/><text:bookmark text:name="content17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video-title18"/><text:bookmark text:name="meta17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img19"/><text:bookmark text:name="thumbnail19"/><text:bookmark text:name="content18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video-title19"/><text:bookmark text:name="meta18"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7T01:19:26.112587041</dc:date>
    <meta:editing-duration>PT11H5M32S</meta:editing-duration>
    <meta:editing-cycles>11</meta:editing-cycles>
    <meta:generator>LibreOffice/6.0.6.2$Linux_X86_64 LibreOffice_project/00m0$Build-2</meta:generator>
    <meta:document-statistic meta:table-count="1" meta:image-count="0" meta:object-count="0" meta:page-count="10" meta:paragraph-count="152" meta:word-count="1058" meta:character-count="8030" meta:non-whitespace-character-count="7002"/>
  </office:meta>
</office:document-meta>
</file>